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Algerian" svg:font-family="Algerian" style:font-family-generic="decorative" style:font-pitch="variable" svg:panose-1="4 2 7 5 4 10 2 6 7 2"/>
    <style:font-face style:name="Aharoni" svg:font-family="Aharon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lgeri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Algerian"/>
      </text:list-level-style-bullet>
      <text:list-level-style-bullet text:level="2" text:style-name="WW_CharLFO2LVL2" text:bullet-char="o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3125in" text:min-label-width="0.25in" text:list-level-position-and-space-mode="label-alignment">
          <style:list-level-label-alignment text:label-followed-by="listtab" fo:margin-left="5.56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0.25in">
        <style:tab-stops/>
      </style:paragraph-properties>
      <style:text-properties style:font-name="Algerian" style:font-name-complex="Aharoni" fo:font-size="16pt" style:font-size-asian="16pt" style:font-size-complex="16pt"/>
    </style:style>
    <style:style style:name="P2" style:parent-style-name="Normal" style:family="paragraph">
      <style:paragraph-properties fo:text-align="center" fo:margin-left="0.25in">
        <style:tab-stops/>
      </style:paragraph-properties>
      <style:text-properties style:font-name="Algerian" style:font-name-complex="Aharoni" fo:font-size="16pt" style:font-size-asian="16pt" style:font-size-complex="16pt"/>
    </style:style>
    <style:style style:name="P3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4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5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6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7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8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9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0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1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2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3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5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6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7" style:parent-style-name="Normal" style:family="paragraph">
      <style:paragraph-properties fo:margin-left="0.25in">
        <style:tab-stops/>
      </style:paragraph-properties>
      <style:text-properties style:font-name="Algerian" style:font-name-complex="Aharoni"/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T19" style:parent-style-name="Policepardéfaut" style:family="text">
      <style:text-properties style:font-name="Algerian" style:font-name-complex="Aharoni"/>
    </style:style>
  </office:automatic-styles>
  <office:body>
    <office:text text:use-soft-page-breaks="true">
      <text:p text:style-name="P1">SUIVI D’ACTIVITE pierre-feuille-ciseaux</text:p>
      <text:p text:style-name="P2"/>
      <text:p text:style-name="P3"><text:s text:c="4"/># Planification – Séance 3</text:p>
      <text:p text:style-name="P4">**Durée : 4h**</text:p>
      <text:p text:style-name="P5">08h10 – 08h50 : Se mettre à jour sur GITHUB<text:s/></text:p>
      <text:p text:style-name="P6"><text:s text:c="4"/>-<text:tab/>Récupération du projet</text:p>
      <text:p text:style-name="P7"><text:s text:c="7"/>-<text:tab/>Ouvrir le dépôt Git</text:p>
      <text:p text:style-name="P8"><text:tab/><text:s text:c="5"/>-<text:tab/>Vérifier que tout est à jour</text:p>
      <text:p text:style-name="P9"/>
      <text:p text:style-name="P10">08h55 – … : Création du projet en cours (code)</text:p>
      <text:p text:style-name="P11">-<text:tab/>Lancement Thonny</text:p>
      <text:p text:style-name="P12">-<text:tab/>Création d’un nouveau projet Python</text:p>
      <text:p text:style-name="P13">-<text:tab/>Création des premiers fichiers Python</text:p>
      <text:p text:style-name="P14">-<text:tab/>Création de l’interface en cours</text:p>
      <text:p text:style-name="P15"/>
      <text:p text:style-name="P16">10h20 - 11h15 : Mise en place du mode multijoueur</text:p>
      <text:p text:style-name="P17"><text:s text:c="4"/>- Mise en place d'un système faisant sorte que 2 pc puissent se connecter en meme temps</text:p>
      <text:p text:style-name="P18"><text:span text:style-name="T19"><text:s text:c="5"/>- Tests de connexion simultanée entre les deux machin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Algerian" svg:font-family="Algerian" style:font-family-generic="decorative" style:font-pitch="variable" svg:panose-1="4 2 7 5 4 10 2 6 7 2"/>
    <style:font-face style:name="Aharoni" svg:font-family="Aharon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lgerian" style:font-name-asian="Aptos" style:font-name-complex="Aharon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lgerian" style:font-name-asian="Aptos" style:font-name-complex="Aharon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lgeri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Algerian"/>
      </text:list-level-style-bullet>
      <text:list-level-style-bullet text:level="2" text:style-name="WW_CharLFO2LVL2" text:bullet-char="o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3125in" text:min-label-width="0.25in" text:list-level-position-and-space-mode="label-alignment">
          <style:list-level-label-alignment text:label-followed-by="listtab" fo:margin-left="5.56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fael HERVET</meta:initial-creator>
    <dc:creator>Rafael HERVET</dc:creator>
    <meta:creation-date>2026-03-23T11:06:00Z</meta:creation-date>
    <dc:date>2026-03-23T11:06:00Z</dc:date>
    <meta:template xlink:href="Normal" xlink:type="simple"/>
    <meta:editing-cycles>2</meta:editing-cycles>
    <meta:editing-duration>PT2160S</meta:editing-duration>
    <meta:document-statistic meta:page-count="1" meta:paragraph-count="1" meta:word-count="94" meta:character-count="610" meta:row-count="4" meta:non-whitespace-character-count="517"/>
  </office:meta>
</office:document-meta>
</file>